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683" officeooo:paragraph-rsid="00094683"/>
    </style:style>
    <style:style style:name="P2" style:family="paragraph" style:parent-style-name="Standard">
      <style:text-properties officeooo:rsid="000a80de" officeooo:paragraph-rsid="000a80de"/>
    </style:style>
    <style:style style:name="P3" style:family="paragraph" style:parent-style-name="Standard">
      <style:text-properties officeooo:rsid="000aeecc" officeooo:paragraph-rsid="000ae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Started</text:p>
      <text:p text:style-name="P2">I just doner sometheiong</text:p>
      <text:p text:style-name="P3">ljhljkh.j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6T11:51:45.127000000</dc:date>
    <meta:editing-duration>PT11M23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8" meta:character-count="53" meta:non-whitespace-character-count="48"/>
  </office:meta>
</office:document-meta>
</file>